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Le garçon n'en montra rien physiquement,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J'ai encore pas mal à apprendre eheh enfin... si tu veux bien de moi bien sûr. Tu dois déjà être pas mal occupée j'imagine...</text:p>
      <text:p text:style-name="Standard"/>
      <text:p text:style-name="Standard">Hop là, l’hameçon était lancé. Restait à voir si Lutzi y mordait. Hélas, celle-ci reprit la parole pour orienter à nouveau la conversation vers son aversion pour la magie, mettant provisoirement fin à sa manœuvre de rapprochement. Ce changement de sujet était gênant par deux aspects : d'une part parce que ce n'était pas comme ça qu'il allait parvenir à ses fins, et d'autre part parce que l'objet de cette discussion le ramenait à un chapitre particulièrement douloureux de sa vie. « [color=darkred]Ce n'est pas la magie que j’abhorre, ce sont mes parents.[/color] » faillit-il répondre du tac au tac. Il n'en fit rien. Puisqu'on parlait de comédie, le rôle du pauvre enfant abandonné par ses parents parce qu'il n'était pas assez bien, très peu pour lui. Qu'on soit bien clairs : le magicien [i]haïssait[/i] bel et bien ses parents. Mais il n'était clairement pas du genre à étaler ses états d'âme, et encore moins à jouer la victime. </text:p>
      <text:p text:style-name="Standard"/>
      <text:p text:style-name="Standard">Pas question donc de mentionner son petit passage dans la haute ni l'histoire déchirante de sa déchéance. Alors comment se tirer d'affaire ? L'ancien noble n'allait pas non plus inventer une histoire à dormir debout pour justifier son exécration de la magie. Il fallait qu'il réussisse à ne pas <text:soft-page-break/>mentir sans trop en dévoiler. Et si possible recentrer la conversation sur le théâtre de Lutzi. Son esprit de baratineur chevronné fut alors illuminé d'une idée. Erland reprit la parole, en réalisant qu'il regardait dans le vide depuis maintenant plusieurs secondes, perdu dans ses pérégrinations mentales...</text:p>
      <text:p text:style-name="Standard"/>
      <text:p text:style-name="Standard">-Ok, je te propose un truc : <text:s/>pour apprendre à se connaître, chacun notre tour on pose une question personnelle à l'autre. Il ou elle a le droit de refuser de répondre, mais doit alors boire sa bière cul sec. Ça te va ? Du coup... Je hais la magie car les gens en tirent une fierté déplacée. Ils se sentent puissants et se donnent une importance qu'ils ne méritent pas. Alors que ma magie à moi -ou le théâtre, pour ce que ça vaut- reposent entièrement sur un travail acharné et un apprentissage assidu. On mérite plus que ces prétentieux, et pourtant on nous apporte moins de crédit... Et pour info, oui mon pouvoir est naze.</text:p>
      <text:p text:style-name="Standard"/>
      <text:p text:style-name="Standard">Il reprit une gorgée et son souffle, laissant par la même le temps à Lutzi d'intégrer sa réponse.</text:p>
      <text:p text:style-name="Standard"/>
      <text:p text:style-name="Standard">-Ok, à moi maintenant ! Tu as l'air vachement jeune pour avoir ton propre théâtre. Comment tu as fait pour en arriver là ?</text:p>
      <text:p text:style-name="P1">Son petit numéro de pickpocket eut exactement l'effet escompté. Lutzi fut estomaquée, furieuse et sans doute un peu vexée que le garçon lui subtilise son porte-clef sans qu'elle ne s'en rende compte, et après une féroce bataille parvint à récupérer son bien sous les rires francs d'Erland et le regard captivé de la foule. Peut-être ce dernier devrait-il d'ailleurs se reconvertir en stand up vu le succès de leur performance qui semblait bien plus divertissante que sa propre prestation aux yeux de l'assistance. Le magicien fut agréablement surpris d'entendre la comédienne aller dans son sens à propos de son aversion pour la magie. C'était un avis assez marginal après tout, et même s'il exagérait outrageusement et volontairement son point de vue, allant jusqu'à blasphémer, son histoire et son expérience personnelle y glissaient un fond de sincère amertume.</text:p>
      <text:p text:style-name="Standard"/>
      <text:p text:style-name="Standard">Lutzi répondit alors à sa question, lui racontant de quelle manière elle avait acquis son propre théâtre à un si jeune âge. L'ancien noble écouta avec attention son histoire pour le moins originale et -il fallait l'admettre- relativement touchante, trempant de temps à autre les lèvres dans sa bière tandis que son regard doré était rivé sur la jeune femme. Ses sourcils s'arquèrent à quelques reprises en signe d'étonnement et il agrémenta le récit de quelques « ah ouais ? », mais il s'abstint de faire le moindre commentaire. Il ne savait trop quoi en penser. Ainsi, Lutzi avait elle aussi eut une période « difficile »... Instantanément, Erland fut pris d'un élan de sympathie à l'égard de celle-ci, ne sachant que trop bien ce que c'était que galérer.</text:p>
      <text:p text:style-name="Standard"/>
      <text:p text:style-name="Standard">-J'avoue c'est dingue. Bon ça va, je pense qu'on peut dire que tu rentres dans la catégorie des « travailleuses acharnées qui ont du mérite » eheh</text:p>
      <text:p text:style-name="Standard"/>
      <text:p text:style-name="Standard">Le magicien lui sourit avec franchise -l'une des premières fois depuis le début de leur soirée improvisée- tout en buvant une nouvelle gorgée. Il se félicita intérieurement d'avoir eu l'idée du petit jeu des questions-réponses. En une question chacun, le garçon ressentait déjà comme si un lien s'était tissé entre eux. Enfin, Lutzi n'en savait sûrement rien, mais lui se sentait étrangement plus proche -alors même qu'ils ne se connaissaient que depuis quelques minutes- maintenant qu'il connaissait son histoire. La pensée ironique que c'était la comédienne qui était en train de le séduire [i]lui[/i] et non l'inverse comme il s'était donné comme mission un instant plus tôt lui arracha un nouveau petit rire, mais il garda évidemment cette réflexion pour lui. Ce fut au tour de Lutzi de poser une question au jeune homme, lui demandant d'où il connaissait le majordome qui lui avait appris la prestidigitation. Ce dernier réfléchit quelques secondes avant de lui adresser un sourire taquin et un clin d’œil complice.</text:p>
      <text:p text:style-name="Standard"/>
      <text:p text:style-name="Standard">-Jocker.</text:p>
      <text:p text:style-name="Standard"/>
      <text:p text:style-name="Standard">Après quoi Erland porta sa choppe à ses lèvres et la finit d'une traite, comme le voulait la règle du jeu. Il avait hésité à répondre, mais ne voyait pas de moyen simple d'éviter d'avoir à raconter toute son histoire après ça. L'homme à tout faire n'avait vraiment pas envie de devoir expliquer comment il avait été mis à la rue. S'il y avait une chose qu'il voulait éviter à tout prix, c'était bien qu'on le prenne en pitié. Et puis, s'il parvenait à conserver un peu de mystère à son sujet, cela pourrait peut-être intriguer Lutzi et donc l'amener à essayer de le revoir, le rapprochant un peu plus du théâtre. Le garçon aux cheveux argentés commanda une nouvelle pinte à un serveur qui passait dans le coin puis reporta son attention sur la comédienne.</text:p>
      <text:p text:style-name="Standard"/>
      <text:p text:style-name="Standard">-Ok, j'avoue, ma pinte était à moitié vide... Du coup je t'accorde un petit indice. Mais après, plus d'autres questions là dessus, ok ? Alors... On va dire qu'il « travaillait pour moi ».</text:p>
      <text:p text:style-name="Standard"/>
      <text:p text:style-name="Standard">A ce rythme, l'ancien noble allait être saoul rapidement. Mais après tout, n'était-ce pas là le but ?</text:p>
      <text:p text:style-name="P1">Voilà une mission qui changeait. Exit les après-midi ménage, les intimidations et les chasses au smilodon au péril de sa vie. Cette fois-ci, Erland avait accepté un boulot qui n'avait rien à voir avec la routine habituelle. Un rôle de comédien, rien que ça. En fervent adepte de théâtralité, le magicien avait sauté sur l'occasion lorsqu'il était tombé sur la petite annonce. Et en fervent adepte de mystère, il avait été encore plus ravi de découvrir les modalités du contrat ; pièce inconnue, partenaire inconnu. Boum. Voilà de quoi attiser salement la curiosité d'un accroc à la grandiloquence. Alors il avait postulé sans se poser de question.</text:p>
      <text:p text:style-name="Standard"/>
      <text:p text:style-name="Standard">En dehors de ses spectacles de magie, Erland n'avait pas vraiment d'expérience de comédien. Mais apparemment tout le monde n'était pas aussi fan du flou qui entourait le job que lui et le nombre de prétendants s'en était ressenti. Ainsi, le garçon avait somehow décroché le rôle, le commanditaire ayant visiblement apprécié sa personnalité exubérante. Comme convenu, il n'avait cependant reçu aucune nouvelle information à propos de l’œuvre ou de son ou sa partenaire. Tout ce qu'on lui donna fut l'adresse d'un restaurant et la consigne de s'y rendre le soir même, une réservation ayant été faite. De plus en plus intrigant. Les objectifs du vieil homme qui venait de l'embaucher subissaient donc toujours la loi du silence... Eh bien qu'à ce la ne tienne. Erland n'en avait pour ainsi pas grand chose à faire. Tout ce qui l'intéressait c'était découvrir son binôme et la pièce.</text:p>
      <text:p text:style-name="Standard"/>
      <text:p text:style-name="Standard">Le jeune homme passa le reste de la journée à tourner en rond, bouillonnant d'impatience. Il s'imagina plusieurs scénarios plus rocambolesques les uns que les autres. Tout ce que le garçon à la chevelure argentée savait c'était qu'il devrait jouer pour la population d'un petit village. Il était dans le noir total pour tout le reste. Le soir venu, Erland se prépara sommairement -ce qui consistait globalement à mettre une chemise propre- et se rendit à l'adresse qu'on lui avait indiquée. Le reste de sa tenue était peu ou prou la même chose que d'habitude ; son chapeau de magicien, une longue cape et la canne-épée dont il ne se départait jamais. Arrivé à destination, il poussa la porte du restaurant. Une serveuse vint l'accueillir.</text:p>
      <text:p text:style-name="Standard"/>
      <text:p text:style-name="Standard">-Bonsoir, j'ai une réservation au nom de... Claorah.</text:p>
      <text:p text:style-name="Standard"/>
      <text:p text:style-name="Standard">-Oui bien sûr, veuillez me suivre. Votre compagne est déjà là.</text:p>
      <text:p text:style-name="Standard"/>
      <text:p text:style-name="Standard">Sa... compagne ? Un vague sourire amusé se mit à flotter sur les lèvres de l'ancien noble tandis qu'il emboîtait le pas de la serveuse. Ainsi c'était une femme. Déjà un bon point. Son regard se perdit sur les moulures fines de l'endroit, et il eut une petite moue impressionnée. Au moins, son employeur ne s'était pas moqué de lui. C'était plutôt la grande classe ce resto. Bien plus qu'il ne pourrait s'offrir d'ailleurs. Il fallait espérer que la note serait réglée pour eux... Ils arrivèrent à sa table et la serveuse se retira. Il allait enfin découvrir le visage de celle avec qui il allait jouer une pièce. La jeune femme déjà assise à table se tourna dans sa direction. Alors qu'est-ce que...</text:p>
      <text:p text:style-name="Standard"/>
      <text:p text:style-name="Standard">-Mais non.</text:p>
      <text:p text:style-name="Standard"/>
      <text:p text:style-name="Standard">Le visage d'Erland se figea dans une expression où la surprise le disputait à l'hilarité, et il dut faire un effort particulièrement intense pour se retenir d'éclater de rire. Lutzi. Évidemment. Après tout, elle était comédienne. Mais bon, la coïncidence restait troublante. Une fois la surprise passée et un semblant de contrôle retrouvé, le garçon se saisit de la chaise en face d'elle et s'assit. Il resta encore un moment silencieux, ses yeux dorés scrutant la jeune femme avec intensité. Celle-ci s'était mise sur son trente-et-un, et cela faisait son petit effet sur Erland, qui était habitué à la voir en baroudeuse accoudée à un comptoir.</text:p>
      <text:p text:style-name="Standard"/>
      <text:p text:style-name="Standard">-Eh ben ça alors... Ma chère Lutzi. Je te voyais plus bière à l'auberge que petits fours au restaurant gastro, vois-t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21T17:25:49.93</dc:date>
    <meta:editing-duration>PT21H44M24S</meta:editing-duration>
    <meta:editing-cycles>973</meta:editing-cycles>
    <meta:generator>OpenOffice/4.1.7$Win32 OpenOffice.org_project/417m1$Build-9800</meta:generator>
    <meta:document-statistic meta:table-count="0" meta:image-count="0" meta:object-count="0" meta:page-count="8" meta:paragraph-count="57" meta:word-count="4147" meta:character-count="24564"/>
  </office:meta>
</office:document-meta>
</file>